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2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4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18.087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4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5.25cm" fo:min-width="3.8cm"/>
    </style:style>
    <style:style style:name="gr47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7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3" draw:text-style-name="P4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9.225cm" svg:height="1.3cm" svg:x="4.763cm" svg:y="6.7cm">
            <text:p text:style-name="P1">New / Edit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28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draw:layer="layout" svg:x1="1.95cm" svg:y1="17.1cm" svg:x2="27.75cm" svg:y2="17.1cm">
            <text:p/>
          </draw:line>
          <draw:custom-shape draw:style-name="gr27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28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draw:layer="layout" svg:x1="1.85cm" svg:y1="29.1cm" svg:x2="27.65cm" svg:y2="29.1cm">
            <text:p/>
          </draw:line>
          <draw:custom-shape draw:style-name="gr27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3" draw:text-style-name="P7" draw:layer="layout" svg:width="18.587cm" svg:height="8.784cm" svg:x="7.91cm" svg:y="11.016cm">
            <text:p text:style-name="P6">Description</text:p>
            <text:p text:style-name="P6">------------------------------------------------------------</text:p>
            <text:p text:style-name="P6">----------------------------------------------------------</text:p>
            <text:p text:style-name="P6">---------------------------------------------------------</text:p>
            <text:p text:style-name="P6">----------------------------------------------------------</text:p>
            <text:p text:style-name="P6">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-----------------------</text:p>
            <text:p text:style-name="P6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4" draw:layer="layout" svg:width="5.333cm" svg:height="6.38cm" svg:x="21.164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498cm" svg:y1="17.39cm" svg:x2="21.164cm" svg:y2="11.009cm">
              <text:p/>
            </draw:line>
            <draw:line draw:style-name="gr4" draw:text-style-name="P5" draw:layer="layout" svg:x1="21.167cm" svg:y1="17.4cm" svg:x2="26.495cm" svg:y2="11cm">
              <text:p/>
            </draw:line>
          </draw:g>
          <draw:line draw:style-name="gr31" draw:text-style-name="P5" draw:layer="layout" svg:x1="6.9cm" svg:y1="23.9cm" svg:x2="27.75cm" svg:y2="23.9cm">
            <text:p/>
          </draw:line>
          <draw:custom-shape draw:style-name="gr35" draw:text-style-name="P4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244cm" svg:height="1.092cm" svg:x="12.401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243cm" svg:height="1.092cm" svg:x="17.457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18.587cm" svg:height="2.084cm" svg:x="7.91cm" svg:y="20.616cm">
            <text:p text:style-name="P6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Hotel Name</text:p>
          <text:p text:style-name="P6">City</text:p>
          <text:p text:style-name="P6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16.286cm" svg:x2="7.896cm" svg:y2="6.515cm">
              <text:p/>
            </draw:line>
            <draw:line draw:style-name="gr4" draw:text-style-name="P5" draw:layer="layout" svg:x1="7.902cm" svg:y1="16.3cm" svg:x2="16.662cm" svg:y2="6.5cm">
              <text:p/>
            </draw:line>
          </draw:g>
          <draw:line draw:style-name="gr31" draw:text-style-name="P5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7" draw:layer="layout" svg:width="4.3cm" svg:height="5.5cm" svg:x="1.8cm" svg:y="6.5cm">
          <text:p text:style-name="P6">Sort By:</text:p>
          <text:p text:style-name="P6">Price</text:p>
          <text:p text:style-name="P6">Hotel </text:p>
          <text:p text:style-name="P6">Deals</text:p>
          <text:p text:style-name="P6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28.786cm" svg:x2="7.896cm" svg:y2="19.015cm">
              <text:p/>
            </draw:line>
            <draw:line draw:style-name="gr4" draw:text-style-name="P5" draw:layer="layout" svg:x1="7.902cm" svg:y1="28.8cm" svg:x2="16.662cm" svg:y2="19cm">
              <text:p/>
            </draw:line>
          </draw:g>
          <draw:line draw:style-name="gr31" draw:text-style-name="P5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7" draw:text-style-name="P4" draw:layer="layout" svg:width="1.8cm" svg:height="1.092cm" svg:x="2cm" svg:y="10.4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Deals pag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2.83cm" svg:height="1.092cm" svg:x="10.901cm" svg:y="31.3cm">
          <text:p text:style-name="P1">Repeat for all Dea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16.286cm" svg:x2="7.896cm" svg:y2="6.515cm">
              <text:p/>
            </draw:line>
            <draw:line draw:style-name="gr4" draw:text-style-name="P5" draw:layer="layout" svg:x1="7.902cm" svg:y1="16.3cm" svg:x2="16.662cm" svg:y2="6.5cm">
              <text:p/>
            </draw:line>
          </draw:g>
          <draw:line draw:style-name="gr31" draw:text-style-name="P5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3.8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5.2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Price </text:p>
          <text:p text:style-name="P6">Nights</text:p>
          <text:p text:style-name="P6">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28.786cm" svg:x2="7.896cm" svg:y2="19.015cm">
              <text:p/>
            </draw:line>
            <draw:line draw:style-name="gr4" draw:text-style-name="P5" draw:layer="layout" svg:x1="7.902cm" svg:y1="28.8cm" svg:x2="16.662cm" svg:y2="19cm">
              <text:p/>
            </draw:line>
          </draw:g>
          <draw:line draw:style-name="gr31" draw:text-style-name="P5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3.2cm">
            <text:p text:style-name="P1">Deal: 3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6.3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7.7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10:22:37.819492000</dc:date>
    <meta:editing-duration>PT15H19M16S</meta:editing-duration>
    <meta:editing-cycles>67</meta:editing-cycles>
    <meta:generator>LibreOffice/5.2.6.2$MacOSX_X86_64 LibreOffice_project/a3100ed2409ebf1c212f5048fbe377c281438fdc</meta:generator>
    <meta:print-date>2017-06-15T20:49:22.054798000</meta:print-date>
    <meta:document-statistic meta:object-count="229"/>
  </office:meta>
</office:document-meta>
</file>